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866" officeooo:paragraph-rsid="0012c866"/>
    </style:style>
    <style:style style:name="P2" style:family="paragraph" style:parent-style-name="Standard">
      <style:text-properties officeooo:rsid="00148e29" officeooo:paragraph-rsid="00148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uli de joacă </text:p>
      <text:p text:style-name="P2"/>
      <text:p text:style-name="P2">- Ne jucăm aici până la 6 ani</text:p>
      <text:p text:style-name="P2">- Adulți sunt mereu alături</text:p>
      <text:p text:style-name="P2">- Intrăm în șosete</text:p>
      <text:p text:style-name="P2">- Mâini curate — joacă veselă</text:p>
      <text:p text:style-name="P2">- Mâncarea și băuturile rămân afară</text:p>
      <text:p text:style-name="P2">- Avem grijă de jucării</text:p>
      <text:p text:style-name="P2">- Ne jucăm frumos, fără îmbrânceli</text:p>
      <text:p text:style-name="P2">- Dacă suntem bolnavi — stăm acasă</text:p>
      <text:p text:style-name="P2"/>
      <text:p text:style-name="P2">Vă muțumim că respectați regulile</text:p>
      <text:p text:style-name="P2">Împreună facem joaca sigură și fericită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02:21:38.910268385</meta:creation-date>
    <dc:date>2026-02-20T03:34:04.399181394</dc:date>
    <meta:editing-duration>PT48M55S</meta:editing-duration>
    <meta:editing-cycles>1</meta:editing-cycles>
    <meta:document-statistic meta:table-count="0" meta:image-count="0" meta:object-count="0" meta:page-count="1" meta:paragraph-count="11" meta:word-count="59" meta:character-count="318" meta:non-whitespace-character-count="267"/>
    <meta:generator>LibreOffice/7.3.7.2$Linux_X86_64 LibreOffice_project/30$Build-2</meta:generator>
  </office:meta>
</office:document-meta>
</file>